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b090c" officeooo:paragraph-rsid="001b090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62554330" text:style-name="L1">
        <text:list-item>
          <text:p text:style-name="P1">Islogged</text:p>
        </text:list-item>
        <text:list-item>
          <text:p text:style-name="P1">revisar funcionamiento</text:p>
        </text:list-item>
        <text:list-item>
          <text:p text:style-name="P1">timeago</text:p>
        </text:list-item>
        <text:list-item>
          <text:p text:style-name="P1">alguna funcion de bbdd??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4T18:19:45.889000000</meta:creation-date>
    <dc:date>2022-01-24T18:22:23.430000000</dc:date>
    <meta:editing-duration>PT2M38S</meta:editing-duration>
    <meta:editing-cycles>1</meta:editing-cycles>
    <meta:document-statistic meta:table-count="0" meta:image-count="0" meta:object-count="0" meta:page-count="1" meta:paragraph-count="5" meta:word-count="13" meta:character-count="71" meta:non-whitespace-character-count="67"/>
    <meta:generator>LibreOffice/7.2.1.2$Windows_X86_64 LibreOffice_project/87b77fad49947c1441b67c559c339af8f3517e22</meta:generator>
  </office:meta>
</office:document-meta>
</file>